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4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Times New Roman" fo:font-weight="bold" style:font-weight-asian="bold"/>
    </style:style>
    <style:style style:name="P5" style:family="paragraph" style:parent-style-name="Standard">
      <style:paragraph-properties>
        <style:tab-stops>
          <style:tab-stop style:position="11.8c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Times New Roman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Times New Roman" fo:font-style="italic" style:font-style-asian="italic"/>
    </style:style>
    <style:style style:name="P13" style:family="paragraph" style:parent-style-name="Standard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  <style:text-properties style:font-name="Times New Roman" fo:font-weight="bold" style:font-weight-asian="bold"/>
    </style:style>
    <style:style style:name="P14" style:family="paragraph" style:parent-style-name="Standard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  <style:text-properties style:font-name="Times New Roman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weight="bold" style:font-weight-asian="bold"/>
    </style:style>
    <style:style style:name="P16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style:font-name="Times New Roman"/>
    </style:style>
    <style:style style:name="P17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style:font-name="Times New Roman" fo:font-weight="bold" style:font-weight-asian="bold"/>
    </style:style>
    <style:style style:name="P18" style:family="paragraph" style:parent-style-name="Standard">
      <style:paragraph-properties fo:margin-left="1.258cm" fo:margin-right="0cm" fo:text-align="justify" style:justify-single-word="false" fo:text-indent="-0.64cm" style:auto-text-indent="false">
        <style:tab-stops/>
      </style:paragraph-properties>
      <style:text-properties style:font-name="Times New Roman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/>
    </style:style>
    <style:style style:name="P20" style:family="paragraph" style:parent-style-name="Standard">
      <style:paragraph-properties fo:margin-left="0.728cm" fo:margin-right="0cm" fo:text-align="justify" style:justify-single-word="false" fo:text-indent="0cm" style:auto-text-indent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WW8Num3">
      <style:paragraph-properties fo:text-align="justify" style:justify-single-word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WW8Num5">
      <style:paragraph-properties fo:text-align="justify" style:justify-single-word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WW8Num4">
      <style:paragraph-properties fo:margin-left="1.27cm" fo:margin-right="0cm" fo:text-align="justify" style:justify-single-word="false" fo:text-indent="-0.635cm" style:auto-text-indent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style-complex="italic" style:font-weight-complex="normal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ỘNG HÒA XÃ HỘI CHỦ NGHĨA VIỆT NAM</text:p>
      <text:p text:style-name="P3">Độc lập – Tự do – Hạnh phúc</text:p>
      <text:p text:style-name="P5"><text:s text:c="71"/></text:p>
      <text:p text:style-name="P6"/>
      <text:p text:style-name="P7">HỢP ĐỒNG NGUYÊN TẮC</text:p>
      <text:p text:style-name="P3">Số: <text:span text:style-name="T1"><text:placeholder text:placeholder-type="text">&lt;o.name&gt;</text:placeholder></text:span></text:p>
      <text:p text:style-name="P11"/>
      <text:p text:style-name="P20"><text:placeholder text:placeholder-type="text">&lt;o.can_cu&gt;</text:placeholder></text:p>
      <text:p text:style-name="P10"/>
      <text:p text:style-name="P12">Hôm nay, ngày <text:s text:c="2"/><text:span text:style-name="T3"><text:placeholder text:placeholder-type="text">&lt;o.tu_ngay and o.tu_ngay[8:10] or false&gt;</text:placeholder></text:span> <text:s text:c="3"/>tháng <text:s text:c="2"/><text:placeholder text:placeholder-type="text">&lt; o.tu_ngay and o.tu_ngay[5:7] or false&gt;</text:placeholder> <text:s text:c="2"/>năm <text:placeholder text:placeholder-type="text">&lt;o.tu_ngay and o.tu_ngay[:4] or False&gt;</text:placeholder>, chúng tôi gồm:</text:p>
      <text:p text:style-name="P10"/>
      <text:p text:style-name="P4">BÊN A<text:tab/>: <text:placeholder text:placeholder-type="text">&lt;o.company_id.name or ''&gt;</text:placeholder></text:p>
      <text:p text:style-name="P8">Địa chỉ<text:tab/>: <text:span text:style-name="T4"><text:placeholder text:placeholder-type="text">&lt;o.company_id.street or ''&gt;</text:placeholder></text:span><text:span text:style-name="T4">, </text:span><text:span text:style-name="T4"><text:placeholder text:placeholder-type="text">&lt;o.company_id.street2 or ''&gt;</text:placeholder></text:span>, <text:span text:style-name="T4"><text:placeholder text:placeholder-type="text">&lt;o.company_id.city or ''&gt;</text:placeholder></text:span>.</text:p>
      <text:p text:style-name="P8">Điện thoại<text:tab/>: <text:span text:style-name="T4"><text:placeholder text:placeholder-type="text">&lt;o.company_id.phone or ''&gt;</text:placeholder></text:span><text:tab/><text:tab/>Fax: <text:span text:style-name="T4"><text:placeholder text:placeholder-type="text">&lt;o.company_id.fax or ''&gt;</text:placeholder></text:span></text:p>
      <text:p text:style-name="P8">Mã số thuế<text:tab/>: <text:span text:style-name="T4"><text:placeholder text:placeholder-type="text">&lt;o.company_id.vat or ''&gt;</text:placeholder></text:span></text:p>
      <text:p text:style-name="P8">Tài khoản<text:tab/>: <text:span text:style-name="T4"><text:placeholder text:placeholder-type="text">&lt;o.company_id.bank_ids and o.company_id.bank_ids.acc_number or ''&gt;</text:placeholder></text:span> Tại: <text:span text:style-name="T4"><text:placeholder text:placeholder-type="text">&lt;o.company_id.bank_ids and o.company_id.bank_ids.bank_name or ''&gt;</text:placeholder></text:span></text:p>
      <text:p text:style-name="P8">Do <text:tab/>: <text:span text:style-name="T4">DS. NGUYỄN MINH TRƯỜNG – Giám đốc làm đại diện.</text:span></text:p>
      <text:p text:style-name="P8"/>
      <text:p text:style-name="P13">BÊN B<text:tab/>: <text:placeholder text:placeholder-type="text">&lt;o.partner_id.parent_id.name or ''&gt;</text:placeholder></text:p>
      <text:p text:style-name="P14">Địa chỉ<text:tab/>: <text:span text:style-name="T4"><text:placeholder text:placeholder-type="text">&lt;o.partner_id.street or ''&gt;</text:placeholder></text:span><text:span text:style-name="T4">, </text:span><text:span text:style-name="T4"><text:placeholder text:placeholder-type="text">&lt;o.partner_id.street2 or ''&gt;</text:placeholder></text:span><text:span text:style-name="T4">, </text:span><text:span text:style-name="T4"><text:placeholder text:placeholder-type="text">&lt;o.partner_id.city or ''&gt;</text:placeholder></text:span><text:span text:style-name="T4">.</text:span></text:p>
      <text:p text:style-name="P14">Điện thoại<text:tab/>: <text:span text:style-name="T4"><text:placeholder text:placeholder-type="text">&lt;o.partner_id.phone or ''&gt;</text:placeholder></text:span> <text:s text:c="5"/><text:tab/><text:tab/>Fax: <text:span text:style-name="T4"><text:placeholder text:placeholder-type="text">&lt;o.partner_id.fax or ''&gt;</text:placeholder></text:span></text:p>
      <text:p text:style-name="P8">Mã số thuế<text:tab/>: <text:span text:style-name="T4"><text:placeholder text:placeholder-type="text">&lt;o.partner_id.vat or ''&gt;</text:placeholder></text:span></text:p>
      <text:p text:style-name="P8">Tài khoản<text:tab/>: <text:span text:style-name="T4"><text:placeholder text:placeholder-type="text">&lt;o.partner_id.bank_ids and o.partner_id.bank_ids.acc_number or ''&gt;</text:placeholder></text:span> Tại: <text:span text:style-name="T4"><text:placeholder text:placeholder-type="text">&lt;o.partner_id.bank_ids and o.partner_id.bank_ids.bank_name or ''&gt;</text:placeholder></text:span>.</text:p>
      <text:p text:style-name="P8">Do <text:tab/>: <text:span text:style-name="T4"><text:placeholder text:placeholder-type="text">&lt;o.partner_id.name or ''&gt;</text:placeholder></text:span><text:span text:style-name="T4"> – </text:span><text:span text:style-name="T4"><text:placeholder text:placeholder-type="text">&lt;o.partner_id.function or ''&gt;</text:placeholder></text:span><text:span text:style-name="T4"> làm đại diện.</text:span></text:p>
      <text:p text:style-name="P1"/>
      <text:p text:style-name="P9">Sau khi bàn bạc, thống nhất, hai bên cùng thỏa thuận ký hợp đồng nguyên tắc mua bán hàng hóa với các điều khoản sau:</text:p>
      <text:p text:style-name="P9"/>
      <text:p text:style-name="P2">Điều I: HÀNG HÓA – SỐ LƯỢNG – CHẤT LƯỢNG</text:p>
      <text:p text:style-name="P18"><text:tab/><text:span text:style-name="T2"><text:placeholder text:placeholder-type="text">&lt;o.dieu1&gt;</text:placeholder></text:span></text:p>
      <text:p text:style-name="P2">Điều II: PHƯƠNG THỨC GIAO NHẬN</text:p>
      <text:list xml:id="list9900586201" text:style-name="WW8Num4">
        <text:list-header>
          <text:p text:style-name="P23"><text:placeholder text:placeholder-type="text">&lt;o.dieu2&gt;</text:placeholder></text:p>
        </text:list-header>
      </text:list>
      <text:p text:style-name="P15">Điều III: PHƯƠNG THỨC THANH TOÁN</text:p>
      <text:list xml:id="list1358606779" text:style-name="WW8Num3">
        <text:list-header>
          <text:p text:style-name="P21"><text:placeholder text:placeholder-type="text">&lt;o.dieu3&gt;</text:placeholder></text:p>
        </text:list-header>
      </text:list>
      <text:p text:style-name="P15">Điều IV: ĐIỀU KHOẢN CHUNG</text:p>
      <text:list xml:id="list320983388" text:style-name="WW8Num5">
        <text:list-header>
          <text:p text:style-name="P22"><text:placeholder text:placeholder-type="text">&lt;o.dieu4&gt;</text:placeholder></text:p>
        </text:list-header>
      </text:list>
      <text:p text:style-name="P16"/>
      <text:p text:style-name="P16"/>
      <text:p text:style-name="P17">ĐẠI DIỆN BÊN B<text:tab/><text:tab/><text:tab/><text:tab/><text:tab/>ĐẠI DIỆN BÊN A <text:s/></text:p>
      <text:p text:style-name="P2"><text:tab/> <text:s text:c="16"/>Giám đốc<text:tab/><text:tab/><text:tab/><text:tab/> <text:s text:c="11"/><text:tab/> <text:s text:c="5"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2T09:25:32</meta:creation-date>
    <dc:date>2014-12-25T17:18:32</dc:date>
    <dc:creator>phung11764 </dc:creator>
    <meta:editing-duration>PT15M31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1" meta:paragraph-count="30" meta:word-count="237" meta:character-count="1514" meta:non-whitespace-character-count="1169"/>
  </office:meta>
</office:document-meta>
</file>